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rrei scrivere un romanzo sulla libertà. </text:p>
      <text:p text:style-name="Standard"/>
      <text:p text:style-name="Standard"><text:s text:c="3"/>Perchè di questa idea? </text:p>
      <text:p text:style-name="Standard"/>
      <text:p text:style-name="Standard">Sento in me un peso, una sorta di giogo gravitazionale, un senso di inadeguatezza, una specie di complesso d'inferiorità, un'abituale confusione d'idee, un'asfissia, e anelo la libertà da tutto questo.</text:p>
      <text:p text:style-name="Standard"><text:s text:c="2"/></text:p>
      <text:p text:style-name="Standard"><text:s text:c="3"/>In che tempo? </text:p>
      <text:p text:style-name="Standard"/>
      <text:p text:style-name="Standard"><text:s text:c="3"/>Oggi.</text:p>
      <text:p text:style-name="Standard"/>
      <text:p text:style-name="Standard">Personaggio principale?</text:p>
      <text:p text:style-name="Standard"/>
      <text:p text:style-name="Standard"><text:s/>Una donna giovane.<text:tab/></text:p>
      <text:p text:style-name="Standard"/>
      <text:p text:style-name="Standard"><text:s text:c="2"/>È una ragazza italiana ( dettaglio 1). <text:s/>Che lavoro fa? <text:s/>Lavora in banca. ( dettaglio 2 ). Lavoro <text:s/>mediamente considerato prestigioso, un buon lavoro, che moralmente non ha senso. Alienante, privo di qualsivoglia interesse. Inoltre tale lavoro suscita in me un senso d'invidia, poiché è molto remunerativo, permette di avere del denaro senza faticare più di tanto. Spesso è svolto da persone che ritengo stupide, vuote scialbe, ma di cui sono invidioso, inoltre io nella vita non ho prodotto nulla di buono, non ho mai dimostrato di valere qualcosa rispetto loro. E anche in questo caso, queste banali persone sono superiori a me... infatti loro non devono dimostrare nulla,non hanno necessità di dimostrare alcunchè, sono io che ad essere bloccato e a disperdere energie, in una totale apatia e atonia cerebrale. Lavori umili, nisba, significherebbe ammettere di essere un fallito. Finire l'università? Trovo sempre scuse rimando obblighi. Comunque me lo posso permettere di non fare un cazzo? Questa è un'altra faccenda dolente. I miei genitori sono amabili adorabili, sono anziani e mi permettono di trovarmi in questa situazione, sostenendomi nonostante tutto avendo perfetta fiducia in me, dandomi possibilità che loro non hanno mai avuto. Io mi sento di doverli ricompensare, di farli sentire fieri di me, di dare loro delle soddisfazioni, morirei per dar loro la felicità di vedermi sistemato. Sistemato certo, è in che modo? Ho una donna che mi ama in modo ossessivo, mi asfissia delle sue attenzioni, mi vomita addosso i suoi disagi familiari, mi stressa continuamente con richieste di ogni tipo, dalle attenzioni alla mia presenza a feste varie ed eventuli <text:s/>di ogni cazzo di aniversario di ogni suo parente o nipote o cazzo di criceto che sia... lei lavora io no. Io non so fare nulla sono un vuoto, un tubo di gomma dove non scorre fluido. Sono sciapo come un canederlo sciapo. Odio le persone che mi fanno notare che loro si che lavorano, minchia se lavorano mentre io non faccio niente e sono beato: beato a te che non fai un cazzo! Così si sentono moralmente superiori a qualcuno e questo li consola, lavorano si, tanto. Fanno lavori che non gradiscono, straordinari si spaccano la schiena, sudano dentro la loro camicia,(che ti vengono a chiedere 5 euro perchè t quest'estate sei andato al loro ombrellone), per poi finalmente comperarsi lo stronzo di cellulare che ti fa pure i pompini, la macchina SUV STRONZ-utillity-VAFFANCULO-VAGON che non finiranno mai di pagare... (beato a te che papà ti paga l'assicurazione e il bollo)... cazzo io ho una 127 di 32 anni fa, il bollo non lo pago coglione. Il mio cellulare l'ho trovato a terra. E questo mi fa schiumare di rabbia. Rabbia alimentata dal dolore dell'inadeguatezza di esistere. <text:s/>Si guardati la televisione la sera, la mattina quando fai colazione, si dai bravo, guarda serie A e le tue soap preferite, guarda le tue cazzo di fiction...il grande fratello, il grande grande fratello...flagello si il grande flagello ai coglioni, la televisione. Certo se avessi un figlio bello perchè no? Lo manderei a fare il provino, a fare la velina, a fare la letterina...a fare la sgualdrina mandala, è molto meglio.</text:p>
      <text:p text:style-name="Standard"/>
      <text:p text:style-name="Standard">Si forse qui si è evocata una situazione con due personaggi. Il banale, e il banale che però si accorge di qualcosa di più della superficialità, ha delle potenzialità inespresse, non riesce a dare libertà a <text:soft-page-break/>queste potenzialità, bloccate dalla quotidianità di una vita insulsa. Oppure i genitori fanno un qualche tipo di lavoro... Oppure potrei evocare un lavori che amplifichino il senso di oppressione del protagonista. <text:s/>Ad esempio il personaggio che rievoca un pochino me, potrebbe andare a vivere vicino alla lavoratrice in banca. Le due vite piatte potrebbero venirsi a incontrare, e cosa mai potrebbe accadere? <text:s/>Il personaggio che mi evoca <text:s/>è caratterizzato da una massiccia dose di apatia, dovuta probabilmente ad un senso d'inadeguatezza, un senso d'inferiorità. Tuttavia è caratterizzato da un odio profondo, un sentimento di ribellione, bloccato dall'apatia, e questo conflitto lo porta a perdere molte energie, inutilmente. Vanno a vivere vicino all'artigiano, al ciabattino ZEN. Li però iniziano a cambiare le cose nei due. Li vengono a contatto con altri personaggi, </text:p>
      <text:p text:style-name="Standard"/>
      <text:p text:style-name="Standard">1)Inven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omenico </meta:initial-creator>
    <meta:creation-date>2009-11-29T18:20:39</meta:creation-date>
    <dc:date>2009-11-29T23:22:38</dc:date>
    <dc:creator>domenico </dc:creator>
    <meta:editing-duration>PT03H49M37S</meta:editing-duration>
    <meta:editing-cycles>2</meta:editing-cycles>
    <meta:generator>OpenOffice.org/3.1$Linux OpenOffice.org_project/310m19$Build-9420</meta:generator>
    <meta:document-statistic meta:table-count="0" meta:image-count="0" meta:object-count="0" meta:page-count="2" meta:paragraph-count="11" meta:word-count="741" meta:character-count="4604"/>
  </office:meta>
</office:document-meta>
</file>